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0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15735762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01450556331101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01450249354855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39648729608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39648729608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8729608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01 10:14:46.571849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8729608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0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8729608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8729608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9648729608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39556909238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395569092384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5569092384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01 10:14:46.571849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5569092384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0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5569092384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395569092384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395569092384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01451120537970" text:continue-numbering="true" text:style-name="List_20_1">
        <text:list-item>
          <text:p text:style-name="BulletsLevel1">Lista simle</text:p>
        </text:list-item>
      </text:list>
      <text:list xml:id="list2569093038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01450420809472" text:continue-list="list101451120537970" text:style-name="List_20_1">
        <text:list-item>
          <text:p text:style-name="BulletsLevel1">Lista simle</text:p>
        </text:list-item>
      </text:list>
      <text:list xml:id="list101451783248256" text:continue-list="list2569093038" text:style-name="List_20_2">
        <text:list-item>
          <text:p text:style-name="BulletsLevel2">Lista simle</text:p>
        </text:list-item>
      </text:list>
      <text:list xml:id="list101450302289320" text:continue-list="list101450420809472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0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0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0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Este párrafo fue añadido después de la sustitución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0:14:4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01T10:14:50.056587702</dc:date>
    <dc:title>Documentación de UnoGenerator</dc:title>
    <meta:document-statistic meta:table-count="2" meta:image-count="106" meta:object-count="0" meta:page-count="7" meta:paragraph-count="92" meta:word-count="552" meta:character-count="3623" meta:non-whitespace-character-count="3160"/>
  </office:meta>
</office:document-meta>
</file>